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28c9fc" style:font-size-asian="12pt" style:font-weight-asian="normal" style:font-name-complex="Times New Roman" style:font-size-complex="12pt" style:font-style-complex="italic" style:font-weight-complex="normal"/>
    </style:style>
    <style:style style:name="P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s" fo:country="ES" fo:font-weight="normal" officeooo:rsid="0026e336" officeooo:paragraph-rsid="003200e8" style:font-size-asian="12pt" style:font-weight-asian="normal" style:font-name-complex="Times New Roman" style:font-size-complex="12pt" style:font-style-complex="italic" style:font-weight-complex="normal"/>
    </style:style>
    <style:style style:name="P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1c03af" officeooo:paragraph-rsid="001c03af" style:font-size-asian="12pt" style:font-weight-asian="normal" style:font-name-complex="Times New Roman" style:font-size-complex="12pt" style:font-style-complex="italic" style:font-weight-complex="normal"/>
    </style:style>
    <style:style style:name="P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3d1e1" officeooo:paragraph-rsid="0023d1e1" style:font-size-asian="12pt" style:font-weight-asian="normal" style:font-name-complex="Times New Roman" style:font-size-complex="12pt" style:font-style-complex="italic" style:font-weight-complex="normal"/>
    </style:style>
    <style:style style:name="P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normal" officeooo:rsid="0026e336" officeooo:paragraph-rsid="0028c9fc" style:font-size-asian="12pt" style:font-weight-asian="normal" style:font-name-complex="Times New Roman" style:font-size-complex="12pt" style:font-style-complex="italic" style:font-weight-complex="normal"/>
    </style:style>
    <style:style style:name="P6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" style:font-size-complex="12pt" style:font-style-complex="italic" style:font-weight-complex="normal"/>
    </style:style>
    <style:style style:name="P7" style:family="paragraph" style:parent-style-name="Standard">
      <style:paragraph-properties fo:margin-left="1.4752in" fo:margin-right="0in" fo:text-align="start" style:justify-single-word="false" fo:text-indent="-1.4752in" style:auto-text-indent="false"/>
      <style:text-properties style:font-name="times new roman" fo:font-size="12pt" fo:language="en" fo:country="US" fo:font-weight="normal" officeooo:rsid="001cbe93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1cbe93" officeooo:paragraph-rsid="001cbe93" style:font-size-asian="12pt" style:font-weight-asian="bold" style:font-name-complex="Times New Roman" style:font-size-complex="12pt" style:font-style-complex="italic" style:font-weight-complex="bold"/>
    </style:style>
    <style:style style:name="P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3fa2fc" officeooo:paragraph-rsid="003fa2fc" style:font-size-asian="12pt" style:font-weight-asian="bold" style:font-name-complex="Times New Roman" style:font-size-complex="12pt" style:font-style-complex="italic" style:font-weight-complex="bold"/>
    </style:style>
    <style:style style:name="P1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font-size="12pt" fo:language="en" fo:country="US" fo:font-weight="bold" officeooo:rsid="0052d6c1" officeooo:paragraph-rsid="0052d6c1" style:font-size-asian="12pt" style:font-weight-asian="bold" style:font-name-complex="Times New Roman" style:font-size-complex="12pt" style:font-style-complex="italic" style:font-weight-complex="bold"/>
    </style:style>
    <style:style style:name="P1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style:font-name-complex="Times New Roman" style:font-size-complex="12pt" style:font-weight-complex="bold"/>
    </style:style>
    <style:style style:name="P1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64597" style:font-name-complex="Times New Roman" style:font-size-complex="12pt" style:font-weight-complex="bold"/>
    </style:style>
    <style:style style:name="P1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430370" style:font-name-complex="Times New Roman" style:font-size-complex="12pt" style:font-weight-complex="bold"/>
    </style:style>
    <style:style style:name="P1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52d675" style:font-name-complex="Times New Roman" style:font-size-complex="12pt" style:font-weight-complex="bold"/>
    </style:style>
    <style:style style:name="P1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style:font-name-complex="Times New Roman" style:font-size-complex="12pt" style:font-style-complex="italic" style:font-weight-complex="bold"/>
    </style:style>
    <style:style style:name="P1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e6bf7" style:font-name-complex="Times New Roman" style:font-size-complex="12pt" style:font-style-complex="italic" style:font-weight-complex="bold"/>
    </style:style>
    <style:style style:name="P1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21eb8e" style:font-name-complex="Times New Roman" style:font-size-complex="12pt" style:font-style-complex="italic" style:font-weight-complex="bold"/>
    </style:style>
    <style:style style:name="P1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officeooo:paragraph-rsid="001c03af" style:font-name-complex="Times New Roman" style:font-size-complex="12pt" style:font-style-complex="italic" style:font-weight-complex="bold"/>
    </style:style>
    <style:style style:name="P1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" fo:language="en" fo:country="US" fo:font-weight="bold" officeooo:paragraph-rsid="001c03af" style:font-weight-asian="bold" style:font-name-complex="Times New Roman" style:font-size-complex="12pt" style:font-style-complex="italic" style:font-weight-complex="bold"/>
    </style:style>
    <style:style style:name="P20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30370"/>
    </style:style>
    <style:style style:name="P21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officeooo:paragraph-rsid="004a67ec"/>
    </style:style>
    <style:style style:name="P22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fo:font-weight="normal" officeooo:rsid="001c03af" officeooo:paragraph-rsid="001c03af" style:font-size-asian="12pt" style:font-weight-asian="normal" style:font-name-complex="Times New Roman" style:font-size-complex="12pt" style:font-style-complex="italic" style:font-weight-complex="normal"/>
    </style:style>
    <style:style style:name="P23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fo:font-weight="normal" officeooo:rsid="001c03af" officeooo:paragraph-rsid="0021c3ad" style:font-size-asian="12pt" style:font-weight-asian="normal" style:font-name-complex="Times New Roman" style:font-size-complex="12pt" style:font-style-complex="italic" style:font-weight-complex="normal"/>
    </style:style>
    <style:style style:name="P24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fo:font-weight="normal" officeooo:paragraph-rsid="0021c60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" fo:font-size="12pt" fo:language="en" fo:country="US" style:text-underline-style="none" fo:font-weight="normal" officeooo:rsid="0020f8c8" officeooo:paragraph-rsid="0020f8c8" style:font-size-asian="12pt" style:font-weight-asian="normal" style:font-name-complex="Times New Roman" style:font-size-complex="12pt" style:font-style-complex="italic" style:font-weight-complex="normal"/>
    </style:style>
    <style:style style:name="P26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use-window-font-color="true" style:font-name="Times New Roman1" fo:font-size="12pt" officeooo:paragraph-rsid="00490ccb" style:font-size-asian="12pt" style:font-size-complex="12pt"/>
    </style:style>
    <style:style style:name="P27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fo:language="en" fo:country="US"/>
    </style:style>
    <style:style style:name="P28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1" fo:font-size="12pt" fo:language="en" fo:country="US" fo:font-style="normal" officeooo:paragraph-rsid="00430370" style:font-size-asian="12pt" style:font-style-asian="normal" style:font-name-complex="Times New Roman" style:font-size-complex="12pt" style:font-style-complex="normal" style:font-weight-complex="bold"/>
    </style:style>
    <style:style style:name="P29" style:family="paragraph" style:parent-style-name="Standard">
      <style:paragraph-properties fo:margin-left="1.4752in" fo:margin-right="0in" fo:text-align="justify" style:justify-single-word="false" fo:text-indent="-1.4752in" style:auto-text-indent="false"/>
      <style:text-properties style:font-name="Times New Roman1" fo:font-size="12pt" fo:language="en" fo:country="US" fo:font-style="normal" officeooo:paragraph-rsid="00430370" style:font-size-asian="12pt" style:font-style-asian="normal" style:font-name-complex="Times New Roman" style:font-size-complex="12pt" style:font-style-complex="normal"/>
    </style:style>
    <style:style style:name="P30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paragraph-rsid="0023d1e1"/>
    </style:style>
    <style:style style:name="P31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officeooo:rsid="00259b1c" officeooo:paragraph-rsid="00259b1c"/>
    </style:style>
    <style:style style:name="P32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fo:language="en" fo:country="US" officeooo:paragraph-rsid="0023d1e1"/>
    </style:style>
    <style:style style:name="P33" style:family="paragraph" style:parent-style-name="Standard">
      <style:paragraph-properties fo:margin-left="1.4752in" fo:margin-right="0in" fo:text-align="justify" style:justify-single-word="false" fo:text-indent="-1.4752in" style:auto-text-indent="false" fo:background-color="transparent">
        <style:background-image/>
      </style:paragraph-properties>
      <style:text-properties fo:language="en" fo:country="US" officeooo:rsid="00259b1c" officeooo:paragraph-rsid="00259b1c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s" fo:country="ES" fo:font-weight="normal" officeooo:rsid="001cbe93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1cbe93" officeooo:paragraph-rsid="00306f01" style:font-size-asian="12pt" style:font-weight-asian="normal" style:font-name-complex="Times New Roman" style:font-size-complex="12pt" style:font-style-complex="italic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1cbe93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1cbe93" officeooo:paragraph-rsid="002a48cf" style:font-size-asian="12pt" style:font-weight-asian="normal" style:font-name-complex="Times New Roman" style:font-size-complex="12pt" style:font-style-complex="italic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310ceb" officeooo:paragraph-rsid="00310ceb" style:font-size-asian="12pt" style:font-weight-asian="normal" style:font-name-complex="Times New Roman" style:font-size-complex="12pt" style:font-style-complex="italic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fo:language="en" fo:country="US" fo:font-weight="normal" officeooo:rsid="002a48cf" officeooo:paragraph-rsid="002a48cf" style:font-size-asian="12pt" style:font-weight-asian="normal" style:font-name-complex="Times New Roman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font-size="14pt" fo:language="en" fo:country="US" fo:font-weight="bold" style:font-size-asian="14pt" style:language-asian="en" style:country-asian="US" style:font-weight-asian="bold" style:font-name-complex="Times New Roman" style:font-size-complex="14pt"/>
    </style:style>
    <style:style style:name="P41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officeooo:rsid="00357155" officeooo:paragraph-rsid="00357155" style:language-asian="en" style:country-asian="US" style:font-name-complex="Times New Roman" style:font-size-complex="12pt"/>
    </style:style>
    <style:style style:name="P42" style:family="paragraph" style:parent-style-name="Standard"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" style:font-size-complex="12pt"/>
    </style:style>
    <style:style style:name="P43" style:family="paragraph" style:parent-style-name="Standard">
      <style:text-properties style:font-name="Times New Roman" fo:language="en" fo:country="US" style:font-name-complex="Times New Roman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language="en" fo:country="US" officeooo:rsid="003c2fb1" officeooo:paragraph-rsid="003c2fb1" style:font-name-complex="Times New Roman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imes New Roman" fo:language="en" fo:country="US" officeooo:rsid="00390948" officeooo:paragraph-rsid="003ada9a" style:font-name-complex="Times New Roman" style:font-size-complex="12pt"/>
    </style:style>
    <style:style style:name="P47" style:family="paragraph" style:parent-style-name="Standard">
      <style:text-properties style:font-name="Times New Roman" fo:language="en" fo:country="US" style:font-name-complex="Times New Roman" style:font-size-complex="12pt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3ada9a" style:font-name-complex="Times New Roman" style:font-size-complex="12pt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language="en" fo:country="US" officeooo:rsid="003ada9a" officeooo:paragraph-rsid="0040ce8f" style:font-name-complex="Times New Roman" style:font-size-complex="12pt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Times New Roman" fo:language="en" fo:country="US" officeooo:rsid="003b6260" officeooo:paragraph-rsid="003b6260" style:font-name-complex="Times New Roman" style:font-size-complex="12pt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Times New Roman" fo:language="en" fo:country="US" style:font-name-complex="Times New Roman" style:font-size-complex="12pt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" fo:language="en" fo:country="US" officeooo:rsid="001ae02b" officeooo:paragraph-rsid="00430370" style:font-name-complex="Times New Roman" style:font-size-complex="12pt" style:font-style-complex="italic" style:font-weight-complex="bold"/>
    </style:style>
    <style:style style:name="P53" style:family="paragraph" style:parent-style-name="Standard">
      <style:text-properties style:font-name="Times New Roman" fo:language="en" fo:country="US" officeooo:rsid="004c90af" officeooo:paragraph-rsid="004c90af" style:font-name-complex="Times New Roman" style:font-size-complex="12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Times New Roman" fo:language="en" fo:country="US" officeooo:paragraph-rsid="00430370" style:font-name-complex="Times New Roman" style:font-size-complex="12pt" style:font-weight-complex="bold"/>
    </style:style>
    <style:style style:name="P55" style:family="paragraph" style:parent-style-name="Standard">
      <style:text-properties style:font-name="Times New Roman" fo:language="en" fo:country="US" officeooo:paragraph-rsid="005042ed" style:font-name-complex="Times New Roman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Times New Roman" fo:language="en" fo:country="US" style:font-name-complex="Times New Roman" style:font-size-complex="12pt"/>
    </style:style>
    <style:style style:name="P57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90948" officeooo:paragraph-rsid="00390948" style:font-weight-asian="bold" style:font-name-complex="Times New Roman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4c90af" officeooo:paragraph-rsid="004c90af" style:font-weight-asian="bold" style:font-name-complex="Times New Roman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dc2cd" officeooo:paragraph-rsid="003dc2cd" style:font-weight-asian="bold" style:font-name-complex="Times New Roman" style:font-size-complex="12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21eb8e" officeooo:paragraph-rsid="0021eb8e" style:font-weight-asian="bold" style:font-name-complex="Times New Roman" style:font-size-complex="12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Times New Roman" fo:language="en" fo:country="US" fo:font-weight="bold" style:font-weight-asian="bold" style:font-name-complex="Times New Roman" style:font-size-complex="12pt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c9214" officeooo:paragraph-rsid="003c9214" style:font-name-asian="Calibri" style:language-asian="en" style:country-asian="US" style:font-weight-asian="bold" style:font-name-complex="Times New Roman" style:font-size-complex="12pt" style:font-weight-complex="bold"/>
    </style:style>
    <style:style style:name="P63" style:family="paragraph" style:parent-style-name="Standard">
      <style:text-properties fo:language="en" fo:country="US" officeooo:paragraph-rsid="004e490c"/>
    </style:style>
    <style:style style:name="P64" style:family="paragraph" style:parent-style-name="Standard">
      <style:paragraph-properties fo:text-align="justify" style:justify-single-word="false"/>
      <style:text-properties style:font-name="Times New Roman1" fo:font-size="12pt" fo:language="en" fo:country="US" fo:font-style="normal" officeooo:paragraph-rsid="00430370" style:font-size-asian="12pt" style:font-style-asian="normal" style:font-name-complex="Times New Roman" style:font-size-complex="12pt" style:font-style-complex="normal" style:font-weight-complex="bold"/>
    </style:style>
    <style:style style:name="P65" style:family="paragraph" style:parent-style-name="Standard" style:master-page-name="Standard">
      <style:paragraph-properties style:page-number="auto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  <style:background-image/>
      </style:paragraph-properties>
      <style:text-properties style:font-name="Times New Roman" fo:language="en" fo:country="US" style:language-asian="en" style:country-asian="US" style:font-name-complex="Times New Roman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Times New Roman" fo:language="en" fo:country="US" officeooo:rsid="003d3189" officeooo:paragraph-rsid="00408dee" style:font-name-complex="Times New Roman" style:font-size-complex="12pt" style:font-style-complex="italic" style:font-weight-complex="bold"/>
    </style:style>
    <style:style style:name="P67" style:family="paragraph" style:parent-style-name="Standard">
      <style:text-properties style:font-name="Times New Roman" fo:language="en" fo:country="US" fo:font-weight="bold" officeooo:rsid="004c90af" officeooo:paragraph-rsid="005042ed" style:font-weight-asian="bold" style:font-name-complex="Times New Roman" style:font-size-complex="12pt" style:font-style-complex="italic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Times New Roman" fo:language="en" fo:country="US" fo:font-weight="bold" officeooo:rsid="003eb870" officeooo:paragraph-rsid="001c03af" style:font-weight-asian="bold" style:font-name-complex="Times New Roman" style:font-size-complex="12pt" style:font-style-complex="italic" style:font-weight-complex="bold"/>
    </style:style>
    <style:style style:name="T1" style:family="text">
      <style:text-properties officeooo:rsid="001c03af"/>
    </style:style>
    <style:style style:name="T2" style:family="text">
      <style:text-properties officeooo:rsid="001e6bf7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2a48cf" style:font-style-asian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10ceb" style:font-weight-asian="bold" style:font-weight-complex="bold"/>
    </style:style>
    <style:style style:name="T7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officeooo:rsid="0023d1e1" style:font-size-asian="12pt" style:font-size-complex="12pt" fo:padding="0in" fo:border="none"/>
    </style:style>
    <style:style style:name="T8" style:family="text">
      <style:text-properties fo:font-variant="normal" fo:text-transform="none" style:use-window-font-color="true" style:font-name="times new roman" fo:font-size="12pt" fo:letter-spacing="normal" fo:language="en" fo:country="US" fo:font-style="normal" style:text-underline-style="none" fo:font-weight="normal" style:font-size-asian="12pt" style:font-size-complex="12pt" fo:padding="0in" fo:border="none"/>
    </style:style>
    <style:style style:name="T9" style:family="text">
      <style:text-properties fo:font-variant="normal" fo:text-transform="none" style:use-window-font-color="true" style:font-name="times new roman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10" style:family="text">
      <style:text-properties fo:font-variant="normal" fo:text-transform="none" style:use-window-font-color="true" style:font-name="Times New Roman1" fo:font-size="12pt" fo:letter-spacing="normal" fo:language="en" fo:country="US" fo:font-style="normal" style:text-underline-style="none" fo:font-weight="normal" style:font-size-asian="12pt" style:font-size-complex="12pt" fo:padding="0in" fo:border="none"/>
    </style:style>
    <style:style style:name="T11" style:family="text">
      <style:text-properties fo:font-variant="normal" fo:text-transform="none" style:use-window-font-color="true" style:font-name="Times New Roman1" fo:font-size="12pt" fo:letter-spacing="normal" fo:language="en" fo:country="US" fo:font-style="normal" style:text-underline-style="none" fo:font-weight="normal" officeooo:rsid="0023d1e1" style:font-size-asian="12pt" style:font-size-complex="12pt" fo:padding="0in" fo:border="none"/>
    </style:style>
    <style:style style:name="T12" style:family="text">
      <style:text-properties fo:font-variant="normal" fo:text-transform="none" style:use-window-font-color="true" fo:letter-spacing="normal" fo:language="en" fo:country="US" fo:font-style="normal" fo:font-weight="normal" officeooo:rsid="0027c38c" style:font-weight-asian="normal" style:font-weight-complex="normal" fo:padding="0in" fo:border="none"/>
    </style:style>
    <style:style style:name="T13" style:family="text">
      <style:text-properties fo:font-variant="normal" fo:text-transform="none" style:use-window-font-color="true" fo:letter-spacing="normal" fo:language="en" fo:country="US" fo:font-style="normal" fo:font-weight="normal" officeooo:rsid="002aa21d" style:font-weight-asian="normal" style:font-weight-complex="normal" fo:padding="0in" fo:border="none"/>
    </style:style>
    <style:style style:name="T14" style:family="text">
      <style:text-properties fo:font-variant="normal" fo:text-transform="none" style:use-window-font-color="true" fo:letter-spacing="normal" fo:language="en" fo:country="US" fo:font-style="normal" fo:font-weight="normal" officeooo:rsid="003200e8" style:font-weight-asian="normal" style:font-weight-complex="normal" fo:padding="0in" fo:border="none"/>
    </style:style>
    <style:style style:name="T15" style:family="text">
      <style:text-properties fo:font-variant="normal" fo:text-transform="none" style:use-window-font-color="true" fo:letter-spacing="normal" fo:language="en" fo:country="US" fo:font-style="normal" fo:font-weight="normal" style:font-weight-asian="normal" style:font-weight-complex="normal" fo:padding="0in" fo:border="none"/>
    </style:style>
    <style:style style:name="T16" style:family="text">
      <style:text-properties fo:font-variant="normal" fo:text-transform="none" style:use-window-font-color="true" fo:letter-spacing="normal" fo:language="en" fo:country="US" fo:font-style="normal" style:text-underline-style="none" fo:font-weight="normal" officeooo:rsid="0020f8c8" style:font-weight-asian="normal" style:font-weight-complex="normal" fo:padding="0in" fo:border="none"/>
    </style:style>
    <style:style style:name="T17" style:family="text">
      <style:text-properties fo:font-variant="normal" fo:text-transform="none" style:use-window-font-color="true" fo:letter-spacing="normal" fo:language="en" fo:country="US" fo:font-style="normal" style:text-underline-style="none" fo:font-weight="normal" officeooo:rsid="003200e8" style:font-weight-asian="normal" style:font-weight-complex="normal" fo:padding="0in" fo:border="none"/>
    </style:style>
    <style:style style:name="T18" style:family="text">
      <style:text-properties fo:font-variant="normal" fo:text-transform="none" style:use-window-font-color="true" fo:letter-spacing="normal" fo:language="en" fo:country="US" fo:font-style="normal" style:text-underline-style="none" fo:font-weight="normal" officeooo:rsid="001c03af" style:font-weight-asian="normal" style:font-weight-complex="normal" fo:padding="0in" fo:border="none"/>
    </style:style>
    <style:style style:name="T19" style:family="text">
      <style:text-properties fo:font-variant="normal" fo:text-transform="none" style:font-name="times new roman" fo:letter-spacing="normal" fo:font-style="normal" style:text-underline-style="none"/>
    </style:style>
    <style:style style:name="T20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size-complex="12pt" fo:padding="0in" fo:border="none"/>
    </style:style>
    <style:style style:name="T21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officeooo:rsid="002aa21d" style:font-size-asian="12pt" style:font-name-complex="Times New Roman" style:font-size-complex="12pt" style:font-style-complex="italic" fo:padding="0in" fo:border="none"/>
    </style:style>
    <style:style style:name="T22" style:family="text">
      <style:text-properties fo:font-variant="normal" fo:text-transform="none" fo:color="#000000" fo:letter-spacing="normal" fo:language="en" fo:country="US" fo:font-style="normal"/>
    </style:style>
    <style:style style:name="T23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fo:color="#222222" style:font-name="Times New Roman1" fo:font-size="12pt" fo:letter-spacing="normal" fo:language="en" fo:country="US" fo:font-style="normal" fo:font-weight="normal" style:font-size-asian="12pt" style:font-style-asian="normal" style:font-name-complex="Times New Roman" style:font-size-complex="12pt" style:font-style-complex="normal"/>
    </style:style>
    <style:style style:name="T26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tyle-asian="normal" style:font-size-complex="12pt" style:font-style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2pt" officeooo:rsid="001c03af" style:font-size-asian="12pt"/>
    </style:style>
    <style:style style:name="T29" style:family="text">
      <style:text-properties style:font-name="times new roman" officeooo:rsid="001c03af"/>
    </style:style>
    <style:style style:name="T30" style:family="text">
      <style:text-properties style:font-name="times new roman" style:text-underline-style="none" officeooo:rsid="001c03af" style:font-name-complex="Times New Roman" style:font-style-complex="italic"/>
    </style:style>
    <style:style style:name="T31" style:family="text">
      <style:text-properties style:font-name="times new roman" style:text-underline-style="none" officeooo:rsid="0021c3ad" style:font-name-complex="Times New Roman" style:font-style-complex="italic"/>
    </style:style>
    <style:style style:name="T32" style:family="text">
      <style:text-properties officeooo:rsid="0021eb8e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style:font-name="times new roman" fo:font-size="12pt" fo:language="en" fo:country="US" style:text-underline-style="none" fo:font-weight="normal" officeooo:rsid="0023d1e1" style:font-size-asian="12pt" style:font-weight-asian="normal" style:font-name-complex="Times New Roman" style:font-size-complex="12pt" style:font-style-complex="italic" style:font-weight-complex="normal"/>
    </style:style>
    <style:style style:name="T35" style:family="text">
      <style:text-properties style:use-window-font-color="true" style:font-name="Times New Roman1" fo:font-size="12pt" fo:language="en" fo:country="US" style:text-underline-style="none" fo:font-weight="normal" officeooo:rsid="0023d1e1" style:font-size-asian="12pt" style:font-weight-asian="normal" style:font-name-complex="Times New Roman" style:font-size-complex="12pt" style:font-style-complex="italic" style:font-weight-complex="normal"/>
    </style:style>
    <style:style style:name="T36" style:family="text">
      <style:text-properties style:use-window-font-color="true" style:font-name="Times New Roman1" fo:language="en" fo:country="US" style:text-underline-style="none"/>
    </style:style>
    <style:style style:name="T37" style:family="text">
      <style:text-properties officeooo:rsid="002cfb24"/>
    </style:style>
    <style:style style:name="T38" style:family="text">
      <style:text-properties officeooo:rsid="00306f01"/>
    </style:style>
    <style:style style:name="T39" style:family="text">
      <style:text-properties officeooo:rsid="00310ceb"/>
    </style:style>
    <style:style style:name="T40" style:family="text">
      <style:text-properties officeooo:rsid="00357155"/>
    </style:style>
    <style:style style:name="T41" style:family="text">
      <style:text-properties officeooo:rsid="00375c53"/>
    </style:style>
    <style:style style:name="T42" style:family="text">
      <style:text-properties style:text-position="super 58%" officeooo:rsid="00375c53"/>
    </style:style>
    <style:style style:name="T43" style:family="text">
      <style:text-properties officeooo:rsid="003ada9a"/>
    </style:style>
    <style:style style:name="T44" style:family="text">
      <style:text-properties officeooo:rsid="00390948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5042ed" style:font-weight-asian="normal" style:font-style-complex="italic" style:font-weight-complex="normal"/>
    </style:style>
    <style:style style:name="T47" style:family="text">
      <style:text-properties officeooo:rsid="003d3189"/>
    </style:style>
    <style:style style:name="T48" style:family="text">
      <style:text-properties officeooo:rsid="003d42fb"/>
    </style:style>
    <style:style style:name="T49" style:family="text">
      <style:text-properties officeooo:rsid="0040ce8f"/>
    </style:style>
    <style:style style:name="T50" style:family="text">
      <style:text-properties officeooo:rsid="001ae02b"/>
    </style:style>
    <style:style style:name="T51" style:family="text">
      <style:text-properties officeooo:rsid="00446253"/>
    </style:style>
    <style:style style:name="T52" style:family="text">
      <style:text-properties officeooo:rsid="00458138"/>
    </style:style>
    <style:style style:name="T53" style:family="text">
      <style:text-properties style:font-style-complex="italic"/>
    </style:style>
    <style:style style:name="T54" style:family="text">
      <style:text-properties officeooo:rsid="0040ce8f" style:font-style-complex="italic"/>
    </style:style>
    <style:style style:name="T55" style:family="text">
      <style:text-properties officeooo:rsid="0052d675" style:font-style-complex="italic"/>
    </style:style>
    <style:style style:name="T56" style:family="text">
      <style:text-properties officeooo:rsid="0021c3ad" style:font-name-complex="Times New Roman" style:font-style-complex="italic"/>
    </style:style>
    <style:style style:name="T57" style:family="text">
      <style:text-properties fo:language="en" fo:country="US"/>
    </style:style>
    <style:style style:name="T58" style:family="text">
      <style:text-properties fo:language="en" fo:country="US" style:font-name-complex="Times New Roman" style:font-weight-complex="bold"/>
    </style:style>
    <style:style style:name="T59" style:family="text">
      <style:text-properties fo:language="en" fo:country="US" officeooo:rsid="00464597" style:font-name-complex="Times New Roman" style:font-weight-complex="bold"/>
    </style:style>
    <style:style style:name="T60" style:family="text">
      <style:text-properties fo:language="en" fo:country="US" officeooo:rsid="00490ccb" style:font-name-complex="Times New Roman" style:font-weight-complex="bold"/>
    </style:style>
    <style:style style:name="T61" style:family="text">
      <style:text-properties officeooo:rsid="0046a808"/>
    </style:style>
    <style:style style:name="T62" style:family="text">
      <style:text-properties officeooo:rsid="0047f091"/>
    </style:style>
    <style:style style:name="T63" style:family="text">
      <style:text-properties officeooo:rsid="00490ccb"/>
    </style:style>
    <style:style style:name="T64" style:family="text">
      <style:text-properties style:font-name="Times New Roman1" fo:font-size="12pt" fo:language="en" fo:country="US" fo:font-style="normal" style:font-size-asian="12pt" style:font-style-asian="normal" style:font-name-complex="Times New Roman" style:font-size-complex="12pt" style:font-style-complex="normal"/>
    </style:style>
    <style:style style:name="T65" style:family="text">
      <style:text-properties style:font-name="Times New Roman1" fo:font-size="12pt" fo:language="en" fo:country="US" fo:font-style="normal" officeooo:rsid="004a67ec" style:font-size-asian="12pt" style:font-style-asian="normal" style:font-name-complex="Times New Roman" style:font-size-complex="12pt" style:font-style-complex="normal"/>
    </style:style>
    <style:style style:name="T66" style:family="text">
      <style:text-properties officeooo:rsid="004bf181"/>
    </style:style>
    <style:style style:name="T67" style:family="text">
      <style:text-properties officeooo:rsid="004c90af"/>
    </style:style>
    <style:style style:name="T68" style:family="text">
      <style:text-properties officeooo:rsid="004eeb22"/>
    </style:style>
    <style:style style:name="T69" style:family="text">
      <style:text-properties officeooo:rsid="005042ed"/>
    </style:style>
    <style:style style:name="T70" style:family="text">
      <style:text-properties officeooo:rsid="0052d675"/>
    </style:style>
    <style:style style:name="T71" style:family="text">
      <style:text-properties officeooo:rsid="0053fa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40">Kevin Speyer</text:p>
      <text:p text:style-name="P40"/>
      <text:p text:style-name="P41">Nationality: Argentinian and German</text:p>
      <text:p text:style-name="P42"><text:span text:style-name="T40">E-mail</text:span>: speyer.kevin@gmail.com</text:p>
      <text:p text:style-name="P42"><text:span text:style-name="T40">Telephone</text:span>: <text:span text:style-name="T40">+54 9 11 </text:span>6208 9696</text:p>
      <text:p text:style-name="P43"><text:span text:style-name="T41">Date of Birth</text:span>: 11<text:span text:style-name="T42">th</text:span><text:span text:style-name="T41"> May 1</text:span>987 </text:p>
      <text:p text:style-name="P44"><text:span text:style-name="T61">Address</text:span>: Ballivian 3283, <text:span text:style-name="T48">Buenos Aires</text:span>, <text:span text:style-name="T48">Argentina</text:span></text:p>
      <text:p text:style-name="P44"/>
      <text:p text:style-name="P57">Current Position</text:p>
      <text:p text:style-name="P57"/>
      <text:p text:style-name="P45"><text:span text:style-name="T45">4/2014 – to date: </text:span><text:span text:style-name="T44">PhD candidate in Physics.</text:span></text:p>
      <text:p text:style-name="P46"><text:span text:style-name="T43">Thesis: </text:span>“<text:span text:style-name="T43">Simulations of liquid flow confined by semiflexible polymer brushes”</text:span></text:p>
      <text:p text:style-name="P48"><text:span text:style-name="T47">Title by University of </text:span>Buenos Aires, <text:span text:style-name="T47">Argentina</text:span></text:p>
      <text:p text:style-name="P66">Place of Work: National Atomic Energy Commission (CNEA)</text:p>
      <text:p text:style-name="P49">Scholarship: 2014-2019 by <text:span text:style-name="T49">the National Scientific and Technical Research Council</text:span> <text:span text:style-name="T49">(CONICET)</text:span></text:p>
      <text:p text:style-name="P50">Supervisor: Dr. Claudio Pastorino</text:p>
      <text:p text:style-name="P50"/>
      <text:p text:style-name="P62">Education</text:p>
      <text:p text:style-name="P51"/>
      <text:p text:style-name="P12"><text:span text:style-name="T50">2014 - to date<text:tab/>PhD Candidate in physics by the University of Buenos Aires with a scholarship of the </text:span><text:span text:style-name="T54">National Scientific and Technical Research Counci.</text:span></text:p>
      <text:p text:style-name="P47"/>
      <text:p text:style-name="P14">20<text:span text:style-name="T52">06 - 2014</text:span><text:tab/>Lic. <text:span text:style-name="T63">in</text:span> <text:span text:style-name="T62">physics by the University of</text:span> Buenos Aires <text:span text:style-name="T62">(MS equivalent)</text:span>. <text:span text:style-name="T70">(Avg: </text:span><text:span text:style-name="T53">9.26 / </text:span><text:span text:style-name="T55">10)</text:span></text:p>
      <text:p text:style-name="P13"/>
      <text:p text:style-name="P26"><text:span text:style-name="T59">1999 - </text:span><text:span text:style-name="T58">2004 <text:tab/></text:span><text:span text:style-name="T60">High school </text:span><text:span text:style-name="T24">Pestalozzi</text:span><text:span text:style-name="T58">.</text:span></text:p>
      <text:p text:style-name="P64"/>
      <text:p text:style-name="P20"><text:span text:style-name="apple-style-span"><text:span text:style-name="T64">2004 <text:tab/>Sprachdiplom </text:span></text:span><text:span text:style-name="apple-style-span"><text:span text:style-name="T65">Stufe </text:span></text:span><text:span text:style-name="apple-style-span"><text:span text:style-name="T64">II, </text:span></text:span><text:span text:style-name="T26">German Language Certificate of the Education Ministers Conference</text:span></text:p>
      <text:p text:style-name="P20"><text:span text:style-name="apple-style-span"><text:span text:style-name="T64"/></text:span></text:p>
      <text:p text:style-name="P28"><text:span text:style-name="T51">12/</text:span>2003 - <text:span text:style-name="T51">3/</text:span>2004<text:tab/><text:span text:style-name="T51">Student Exchange in Germany, attending classes and staying with a German host family.</text:span></text:p>
      <text:p text:style-name="P29"/>
      <text:p text:style-name="P21"><text:span text:style-name="apple-style-span"><text:span text:style-name="T64">2002 <text:tab/>Sprachdiplom I, </text:span></text:span><text:span text:style-name="apple-style-span"><text:span text:style-name="T25">German Language Certificate of the Education Ministers Conference</text:span></text:span></text:p>
      <text:p text:style-name="P13"/>
      <text:p text:style-name="P54">2001 <text:tab/><text:tab/><text:tab/>Preliminary English Test, Cambridge <text:span text:style-name="T66">University</text:span>.</text:p>
      <text:p text:style-name="P54"/>
      <text:p text:style-name="P58">Languages</text:p>
      <text:p text:style-name="P52"/>
      <text:p text:style-name="P53">Spanish:<text:tab/><text:span text:style-name="T68">Mother Tongue</text:span></text:p>
      <text:p text:style-name="P47"><text:span text:style-name="T67">English</text:span>: <text:s text:c="2"/><text:tab/><text:span text:style-name="T68">Fluent</text:span></text:p>
      <text:p text:style-name="P47"><text:span text:style-name="T67">German</text:span>: <text:tab/><text:span text:style-name="T68">Fluent</text:span></text:p>
      <text:p text:style-name="P47"><text:span text:style-name="T69">Portuguese</text:span>: <text:s/><text:tab/><text:span text:style-name="T68">Basic</text:span></text:p>
      <text:p text:style-name="P47"/>
      <text:p text:style-name="P55"><text:soft-page-break/></text:p>
      <text:p text:style-name="P67">Programming skills</text:p>
      <text:p text:style-name="P55"/>
      <text:p text:style-name="P55"><text:span text:style-name="T46">Advanced in:<text:tab/></text:span>Linux <text:span text:style-name="T69">enviroment</text:span>, <text:span text:style-name="T37">Python,</text:span> C++, Fortran, LabView, <text:span text:style-name="T37">awk,</text:span> Matlab <text:span text:style-name="T71">and git</text:span></text:p>
      <text:p text:style-name="P63"/>
      <text:p text:style-name="P56"/>
      <text:p text:style-name="P59">Teaching and Work Experience</text:p>
      <text:p text:style-name="P51"><text:tab/> <text:s/></text:p>
      <text:p text:style-name="P15">2/12/04 – 31/12/04<text:tab/>Pasantía en Bayer S.A. en el área de Trade Marketing de la Unidad de Negocios Bayer Health Care (BHC), realizando tareas administrativas.</text:p>
      <text:p text:style-name="P43"/>
      <text:p text:style-name="P11">2006 - 2008<text:tab/>Clases particulares de apoyo de Análisis Matemático y Algebra del CBC. </text:p>
      <text:p text:style-name="P51"/>
      <text:p text:style-name="P15">12/4/11 – 17/8/12<text:tab/>Clases de apoyo a alumnos del CBC y secundario en el instituto Silvina &amp; Gustavo<text:tab/></text:p>
      <text:p text:style-name="P15">II Cuat. 2012<text:tab/>Doble cargo de Ayudante de segunda de la materia Física del CBC a cargo de un curso.</text:p>
      <text:p text:style-name="P15">I Cuat. 2013<text:tab/>Ayudante de segunda de la materia Física del CBC</text:p>
      <text:p text:style-name="P15">I Cuat. 2013<text:tab/>Ayudante de segunda de la materia Física e Introducción a la Biofísica del CBC</text:p>
      <text:p text:style-name="P15">I Cuat. 2013<text:tab/>Ayudante de segunda de la materia Física 1 (ByG) del departamento de física de la UBA</text:p>
      <text:p text:style-name="P15">II Cuat. 2013<text:tab/>Ayudante de segunda de la materia Física 2 (ByG) del departamento de física de la UBA</text:p>
      <text:p text:style-name="P15">I Cuat. 2014<text:tab/>Ayudante de segunda de la materia Física 1 (ByG) del departamento de física de la UBA</text:p>
      <text:p text:style-name="P16">I<text:span text:style-name="T2">I</text:span> Cuat. 2014<text:tab/>Ayudante de segunda de la materia Física 2 (ByG) del departamento de física de la UBA</text:p>
      <text:p text:style-name="P17">I<text:span text:style-name="T2">I</text:span> Cuat. 201<text:span text:style-name="T32">5</text:span><text:tab/>Ayudante-<text:span text:style-name="T32">Alumno de la materia Introducción a la simulación computacional </text:span>del <text:span text:style-name="T32">instituto Sábato-UNSAM</text:span></text:p>
      <text:p text:style-name="P60"/>
      <text:p text:style-name="P61"/>
      <text:p text:style-name="P68">Conferences</text:p>
      <text:p text:style-name="P18"/>
      <text:p text:style-name="P18"><text:span text:style-name="T1">9/2014</text:span><text:tab/><text:span text:style-name="T28">V Encuentro Argentino de Materia Blanda </text:span></text:p>
      <text:p text:style-name="P3"/>
      <text:p text:style-name="P3">9/2014<text:tab/>99º <text:span text:style-name="T33">Reunion Nacional de la Asociación de Física Argentina</text:span></text:p>
      <text:p text:style-name="P22"/>
      <text:p text:style-name="P22">11/2014<text:tab/>Primer Workshop de Microfluídica de la República Argentina. </text:p>
      <text:p text:style-name="P23"/>
      <text:p text:style-name="P23">3/2015<text:tab/>Workshop: Dynamics in Soft and Hard Condensed Matter</text:p>
      <text:p text:style-name="P24"/>
      <text:p text:style-name="P24"><text:span text:style-name="T56">6/2015</text:span><text:span text:style-name="T30"><text:tab/></text:span><text:span text:style-name="T31">Poster </text:span><text:span text:style-name="T19">4th International Workshop "Theory and Computer Simulation of Polymers: New Developments”</text:span></text:p>
      <text:p text:style-name="P25"/>
      <text:p text:style-name="P25">9/2015<text:tab/><text:span text:style-name="T27">100º </text:span><text:span text:style-name="T29">Reunion Nacional de la Asociación de Física Argentina</text:span></text:p>
      <text:p text:style-name="P32"><text:soft-page-break/></text:p>
      <text:p text:style-name="P30"><text:span text:style-name="T34">3/</text:span><text:span text:style-name="T35">2016<text:tab/></text:span><text:a xlink:type="simple" xlink:href="http://indico.ictp.it/event/7657/"><text:span text:style-name="T36">4th Workshop on Advanced Techniques for Scientific Programming and Management of Open source Software Packages</text:span></text:a><text:span text:style-name="T10">, </text:span><text:span text:style-name="T11">Trieste, Italia</text:span></text:p>
      <text:p text:style-name="P33"/>
      <text:p text:style-name="P31"><text:span text:style-name="T7">1</text:span><text:span text:style-name="T8">0/2016<text:tab/></text:span><text:span text:style-name="Strong_20_Emphasis"><text:span text:style-name="T20">Workshop on Advanced Techniques for Scientific Programming and <text:tab/>Management of Open source Software Packages , </text:span></text:span><text:span text:style-name="Strong_20_Emphasis"><text:span text:style-name="T21">ICTP, </text:span></text:span><text:span text:style-name="Strong_20_Emphasis"><text:span text:style-name="T20">Trieste,Italia</text:span></text:span></text:p>
      <text:p text:style-name="P4"/>
      <text:p text:style-name="P1"><text:span text:style-name="T57">11/2016 <text:tab/></text:span><text:span text:style-name="Strong_20_Emphasis"><text:span text:style-name="T12">Frontiers in Physical Science, </text:span></text:span><text:span text:style-name="Strong_20_Emphasis"><text:span text:style-name="T13">Max Planck, Buenos Aires, Argentina</text:span></text:span></text:p>
      <text:p text:style-name="P5"/>
      <text:p text:style-name="P2"><text:span text:style-name="Strong_20_Emphasis"><text:span text:style-name="T14">9</text:span></text:span><text:span text:style-name="Strong_20_Emphasis"><text:span text:style-name="T15">/201</text:span></text:span><text:span text:style-name="Strong_20_Emphasis"><text:span text:style-name="T14">7</text:span></text:span><text:span text:style-name="Strong_20_Emphasis"><text:span text:style-name="T15"> <text:tab/></text:span></text:span><text:span text:style-name="Strong_20_Emphasis"><text:span text:style-name="T16">10</text:span></text:span><text:span text:style-name="Strong_20_Emphasis"><text:span text:style-name="T17">2</text:span></text:span><text:span text:style-name="Strong_20_Emphasis"><text:span text:style-name="T16">º </text:span></text:span><text:span text:style-name="Strong_20_Emphasis"><text:span text:style-name="T18">Reunion Nacional de la Asociación de Física Argentina</text:span></text:span></text:p>
      <text:p text:style-name="P1"><text:span text:style-name="Strong_20_Emphasis"><text:span text:style-name="T9"/></text:span></text:p>
      <text:p text:style-name="P10">Scholarships</text:p>
      <text:p text:style-name="P3"/>
      <text:p text:style-name="P8"/>
      <text:p text:style-name="P9">Publications</text:p>
      <text:p text:style-name="P6"/>
      <text:p text:style-name="P35"><text:span text:style-name="T38">1) </text:span>Brushes of semiflexible polymers in equilibrium and under flow in a super-hydrophobic regime</text:p>
      <text:p text:style-name="P7">K. Speyer and C. Pastorino, <text:span text:style-name="T3">Soft Matter</text:span>, 2015,<text:span text:style-name="T5">11</text:span>, 5473<text:span text:style-name="T39">–</text:span>5484</text:p>
      <text:p text:style-name="P38">DOI:10.1039/C5SM01075F</text:p>
      <text:p text:style-name="P38"/>
      <text:p text:style-name="P39"><text:span text:style-name="T38">2) </text:span>Droplet transport in a nanochannel coated by hydrophobic semiflexible polymer brushes: the <text:span text:style-name="T27">effect of chain stiffness</text:span></text:p>
      <text:p text:style-name="P36">K. Speyer and C. Pastorino, <text:span text:style-name="T4">Langmuir</text:span>, <text:span text:style-name="T39">2017,</text:span><text:span text:style-name="T6"> 33 </text:span><text:span text:style-name="T39">, 10753–10763</text:span></text:p>
      <text:p text:style-name="P34"><text:span text:style-name="Strong_20_Emphasis"><text:span text:style-name="T23">DOI:</text:span></text:span><text:span text:style-name="T22">10.1021/acs.langmuir.7b02640</text:span></text:p>
      <text:p text:style-name="P37"/>
      <text:p text:style-name="P19">Intereses</text:p>
      <text:p text:style-name="P51">Realicé la tesis de licenciatura en simulaciones numéricas de dinámica molecular. Estudié el flujo de un líquido simple en un canal revestido por polímeros semiflexibles. Me interesa la mecánica estadística y las simulaciones numéricas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ohit Devanagari1" svg:font-family="'Lohit Devanagari', 'MS Mincho'" style:font-pitch="variable"/>
    <style:font-face style:name="WenQuanYi Zen Hei Sharp1" svg:font-family="'WenQuanYi Zen Hei Sharp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Zen Hei Sharp1" style:font-family-asian="'WenQuanYi Zen Hei Sharp'" style:font-pitch-asian="variable" style:font-size-asian="14pt" style:font-name-complex="Lohit Devanagari1" style:font-family-complex="'Lohit Devanagar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, 'MS Mincho'" style:font-pitch-complex="variable"/>
    </style:style>
    <style:style style:name="Epígraf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MS Mincho'" style:font-pitch-complex="variable" style:font-size-complex="12pt" style:font-style-complex="italic"/>
    </style:style>
    <style:style style:name="HTML_20_Preformatted" style:display-name="HTML Preformatted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 Sharp" style:font-family-asian="'WenQuanYi Zen Hei Sharp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Default_20_Paragraph_20_Font" style:display-name="Default Paragraph Font" style:family="text"/>
    <style:style style:name="apple-style-span" style:family="text"/>
    <style:style style:name="HTML_20_Preformatted_20_Char" style:display-name="HTML Preformatted Char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</meta:initial-creator>
    <meta:creation-date>2014-05-13T17:31:00</meta:creation-date>
    <dc:date>2017-11-21T18:02:19.219899586</dc:date>
    <meta:editing-cycles>71</meta:editing-cycles>
    <meta:editing-duration>PT8H21M18S</meta:editing-duration>
    <meta:generator>LibreOffice/4.2.8.2$Linux_X86_64 LibreOffice_project/420$Build-2</meta:generator>
    <dc:creator>Kevin Speyer</dc:creator>
    <meta:document-statistic meta:table-count="0" meta:image-count="0" meta:object-count="0" meta:page-count="3" meta:paragraph-count="62" meta:word-count="599" meta:character-count="3965" meta:non-whitespace-character-count="3403"/>
  </office:meta>
</office:document-meta>
</file>